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6.6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act</text:p>
          </table:table-cell>
          <table:table-cell table:formula="of:=202+186"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led-components</text:p>
          </table:table-cell>
          <table:table-cell table:formula="of:=114+21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torybook/addon-info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torybook/addon-knobs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torybook/react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</text:p>
          </table:table-cell>
          <table:table-cell table:formula="of:=39+34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redux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apollo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router-dom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storybook/addon-action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loadabl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last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rout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6-erro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mo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o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map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collap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os/lib/adapters/htt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-mat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ran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redu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c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da/es/F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da/es/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d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motion/lib/Typ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-inpu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qp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ync/parallelLimi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ync/ret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-differe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i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-fns/get_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-fns/is_pa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-json-fi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compa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findLa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flatMa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initi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intersec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isN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mapValu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so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uniqueI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valu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ash/withou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container-qu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dropz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hammerj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meas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photoswip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-photoswipe/lib/photoswipe.c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itize.css/sanitize.c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ata.A1:data.B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.00.0000</text:date>, <text:time style:data-style-name="N2" text:time-value="16:20:22.5152521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3T16:20:25.937322141</dc:date>
    <dc:creator>Jonathan Gruber</dc:creator>
    <meta:editing-duration>PT6H21M24S</meta:editing-duration>
    <meta:editing-cycles>4</meta:editing-cycles>
    <meta:generator>LibreOffice/6.3.2.2$Linux_X86_64 LibreOffice_project/30$Build-2</meta:generator>
    <meta:document-statistic meta:table-count="1" meta:cell-count="114" meta:object-count="0"/>
  </office:meta>
</office:document-meta>
</file>